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389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2.055cm"/>
    </style:style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0.901cm"/>
    </style:style>
    <style:style style:name="co9" style:family="table-column">
      <style:table-column-properties fo:break-before="auto" style:column-width="3.261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3.512cm"/>
    </style:style>
    <style:style style:name="co12" style:family="table-column">
      <style:table-column-properties fo:break-before="auto" style:column-width="3.2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ffff00" fo:border="0.74pt solid #000000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5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b4c7dc" fo:border="0.74pt solid #000000"/>
    </style:style>
    <style:style style:name="ce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 style:data-style-name="N1">
      <style:table-cell-properties style:text-align-source="fix" style:repeat-content="false" fo:border="0.74pt solid #000000" style:rotation-align="none"/>
      <style:paragraph-properties fo:text-align="center" fo:margin-left="0cm"/>
    </style:style>
    <style:style style:name="ce11" style:family="table-cell" style:parent-style-name="Default">
      <style:table-cell-properties fo:background-color="#81d41a" style:text-align-source="fix" style:repeat-content="false" fo:border="0.74pt solid #000000"/>
      <style:paragraph-properties fo:text-align="start" fo:margin-left="0cm"/>
    </style:style>
    <style:style style:name="ce12" style:family="table-cell" style:parent-style-name="Default">
      <style:table-cell-properties fo:border-bottom="0.74pt solid #000000" fo:background-color="#81d41a" style:text-align-source="fix" style:repeat-content="false" fo:wrap-option="no-wrap" fo:border-left="0.74pt solid #000000" fo:border-right="none" fo:border-top="0.74pt solid #000000"/>
      <style:paragraph-properties fo:text-align="start" fo:margin-left="0cm"/>
    </style:style>
    <style:style style:name="ce13" style:family="table-cell" style:parent-style-name="Default">
      <style:table-cell-properties fo:border-bottom="0.74pt solid #000000" fo:background-color="#2a6099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14" style:family="table-cell" style:parent-style-name="Default">
      <style:table-cell-properties fo:background-color="#2a6099" style:text-align-source="fix" style:repeat-content="false" fo:border="0.74pt solid #000000"/>
      <style:paragraph-properties fo:text-align="start" fo:margin-left="0cm"/>
    </style:style>
    <style:style style:name="ce15" style:family="table-cell" style:parent-style-name="Default">
      <style:table-cell-properties fo:background-color="#2a6099" style:text-align-source="fix" style:repeat-content="false"/>
      <style:paragraph-properties fo:text-align="start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Часть 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ce4"/>
        <table:table-column table:style-name="co2" table:number-columns-repeated="11" table:default-cell-style-name="Default"/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10-MOD([.C6];10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 calcext:value-type="string">
            <text:p>Сумма нечётных</text:p>
          </table:table-cell>
          <table:table-cell table:formula="of:=[.B2]+[.D2]+[.F2]+[.H2]+[.J2]+[.L2]"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Сумма чётных</text:p>
          </table:table-cell>
          <table:table-cell table:formula="of:=([.C2]+[.E2]+[.G2]+[.I2]+[.K2]+[.M2])*3"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Сумма</text:p>
          </table:table-cell>
          <table:table-cell table:formula="of:=SUM(MOD([.C4];10);MOD([.C5];10))" office:value-type="float" office:value="13" calcext:value-type="float">
            <text:p>13</text:p>
          </table:table-cell>
          <table:table-cell table:number-columns-repeated="11"/>
        </table:table-row>
      </table:table>
      <table:table table:name="Часть 2" table:style-name="ta1">
        <table:shapes>
          <draw:frame draw:z-index="0" draw:style-name="gr1" draw:text-style-name="P1" svg:width="15.999cm" svg:height="8.999cm" svg:x="28.457cm" svg:y="4.617cm">
            <draw:object draw:notify-on-update-of-ranges="'Часть 2'.D1:'Часть 2'.D1 'Часть 2'.D2:'Часть 2'.D20 'Часть 2'.E1:'Часть 2'.E1 'Часть 2'.E2:'Часть 2'.E20 'Часть 2'.G1:'Часть 2'.G1 'Часть 2'.G2:'Часть 2'.G20 'Часть 2'.I1:'Часть 2'.I1 'Часть 2'.I2:'Часть 2'.I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8" table:number-columns-repeated="2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number-columns-repeated="2" table:default-cell-style-name="ce10"/>
        <table:table-column table:style-name="co12" table:default-cell-style-name="ce10"/>
        <table:table-row table:style-name="ro1">
          <table:table-cell table:style-name="ce6" office:value-type="string" calcext:value-type="string">
            <text:p>Общее количество</text:p>
          </table:table-cell>
          <table:table-cell table:style-name="ce7" office:value-type="float" office:value="1000" calcext:value-type="float">
            <text:p>1000</text:p>
          </table:table-cell>
          <table:table-cell/>
          <table:table-cell table:style-name="ce8" office:value-type="string" calcext:value-type="string">
            <text:p>i</text:p>
          </table:table-cell>
          <table:table-cell table:style-name="ce5" office:value-type="string" calcext:value-type="string">
            <text:p>NiБ</text:p>
          </table:table-cell>
          <table:table-cell table:style-name="ce5" office:value-type="string" calcext:value-type="string">
            <text:p>NiЗ</text:p>
          </table:table-cell>
          <table:table-cell table:style-name="ce11" office:value-type="string" calcext:value-type="string">
            <text:p>NiБ с карантином</text:p>
          </table:table-cell>
          <table:table-cell table:style-name="ce12" office:value-type="string" calcext:value-type="string">
            <text:p>NiЗ с карантином</text:p>
          </table:table-cell>
          <table:table-cell table:style-name="ce13" office:value-type="string" calcext:value-type="string">
            <text:p>NiБ с иммунитетом</text:p>
          </table:table-cell>
          <table:table-cell table:style-name="ce14" office:value-type="string" calcext:value-type="string">
            <text:p>NiБ с иммунитетом</text:p>
          </table:table-cell>
          <table:table-cell table:style-name="ce15" office:value-type="string" calcext:value-type="string">
            <text:p>Иммунизировано</text:p>
          </table:table-cell>
        </table:table-row>
        <table:table-row table:style-name="ro1">
          <table:table-cell table:style-name="ce6" office:value-type="string" calcext:value-type="string">
            <text:p>Начальное заражение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style-name="ce9" table:formula="of:=[.B2]" office:value-type="float" office:value="6" calcext:value-type="float">
            <text:p>6</text:p>
          </table:table-cell>
          <table:table-cell table:style-name="ce9" table:formula="of:=[.B$1]-[.E2]" office:value-type="float" office:value="994" calcext:value-type="float">
            <text:p>994</text:p>
          </table:table-cell>
          <table:table-cell table:formula="of:=IF([.D2]&gt;5;[.G1]+([.G1]*[.B$5]*[.B$4]*[.H1]/[.B$1]);[.E2])" office:value-type="float" office:value="6" calcext:value-type="float">
            <text:p>6</text:p>
          </table:table-cell>
          <table:table-cell table:formula="of:=[.B$1]-[.G2]" office:value-type="float" office:value="994" calcext:value-type="float">
            <text:p>994</text:p>
          </table:table-cell>
          <table:table-cell table:style-name="ce9" table:formula="of:=[.B2]" office:value-type="float" office:value="6" calcext:value-type="float">
            <text:p>6</text:p>
          </table:table-cell>
          <table:table-cell table:style-name="ce9" table:formula="of:=[.B$1]-[.I2]" office:value-type="float" office:value="994" calcext:value-type="float">
            <text:p>994</text:p>
          </table:table-cell>
          <table:table-cell table:style-name="ce9" table:formula="of:=0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Связность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]+([.E2]*[.B$3]*[.B$4]*[.F2]/[.B$1])" office:value-type="float" office:value="8.982" calcext:value-type="float">
            <text:p>9</text:p>
          </table:table-cell>
          <table:table-cell table:formula="of:=[.B$1]-[.E3]" office:value-type="float" office:value="991.018" calcext:value-type="float">
            <text:p>991</text:p>
          </table:table-cell>
          <table:table-cell table:formula="of:=IF([.D3]&gt;5;[.G2]+([.G2]*[.B$5]*[.B$4]*[.H2]/[.B$1]);[.E3])" office:value-type="float" office:value="8.982" calcext:value-type="float">
            <text:p>9</text:p>
          </table:table-cell>
          <table:table-cell table:formula="of:=[.B$1]-[.G3]" office:value-type="float" office:value="991.018" calcext:value-type="float">
            <text:p>991</text:p>
          </table:table-cell>
          <table:table-cell table:formula="of:=IF([.D3]&gt;5;[.I2]+([.I2]*[.B$5]*[.B$4]*([.J2]-[.K2])/[.B$1]);[.E3])" office:value-type="float" office:value="8.982" calcext:value-type="float">
            <text:p>9</text:p>
          </table:table-cell>
          <table:table-cell table:formula="of:=[.B$1]-[.I3]" office:value-type="float" office:value="991.018" calcext:value-type="float">
            <text:p>991</text:p>
          </table:table-cell>
          <table:table-cell table:style-name="ce9" table:formula="of:=[.K2]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Вер-ть заражения</text:p>
          </table:table-cell>
          <table:table-cell table:style-name="ce7" office:value-type="float" office:value="0.1" calcext:value-type="float">
            <text:p>0,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3]+([.E3]*[.B$3]*[.B$4]*[.F3]/[.B$1])" office:value-type="float" office:value="13.432661838" calcext:value-type="float">
            <text:p>13</text:p>
          </table:table-cell>
          <table:table-cell table:formula="of:=[.B$1]-[.E4]" office:value-type="float" office:value="986.567338162" calcext:value-type="float">
            <text:p>987</text:p>
          </table:table-cell>
          <table:table-cell table:formula="of:=IF([.D4]&gt;5;[.G3]+([.G3]*[.B$5]*[.B$4]*[.H3]/[.B$1]);[.E4])" office:value-type="float" office:value="13.432661838" calcext:value-type="float">
            <text:p>13</text:p>
          </table:table-cell>
          <table:table-cell table:formula="of:=[.B$1]-[.G4]" office:value-type="float" office:value="986.567338162" calcext:value-type="float">
            <text:p>987</text:p>
          </table:table-cell>
          <table:table-cell table:formula="of:=IF([.D4]&gt;5;[.I3]+([.I3]*[.B$5]*[.B$4]*([.J3]-[.K3])/[.B$1]);[.E4])" office:value-type="float" office:value="13.432661838" calcext:value-type="float">
            <text:p>13</text:p>
          </table:table-cell>
          <table:table-cell table:formula="of:=[.B$1]-[.I4]" office:value-type="float" office:value="986.567338162" calcext:value-type="float">
            <text:p>987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Связность с карантином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4]+([.E4]*[.B$3]*[.B$4]*[.F4]/[.B$1])" office:value-type="float" office:value="20.058774554973" calcext:value-type="float">
            <text:p>20</text:p>
          </table:table-cell>
          <table:table-cell table:formula="of:=[.B$1]-[.E5]" office:value-type="float" office:value="979.941225445027" calcext:value-type="float">
            <text:p>980</text:p>
          </table:table-cell>
          <table:table-cell table:formula="of:=IF([.D5]&gt;5;[.G4]+([.G4]*[.B$5]*[.B$4]*[.H4]/[.B$1]);[.E5])" office:value-type="float" office:value="20.058774554973" calcext:value-type="float">
            <text:p>20</text:p>
          </table:table-cell>
          <table:table-cell table:formula="of:=[.B$1]-[.G5]" office:value-type="float" office:value="979.941225445027" calcext:value-type="float">
            <text:p>980</text:p>
          </table:table-cell>
          <table:table-cell table:formula="of:=IF([.D5]&gt;5;[.I4]+([.I4]*[.B$5]*[.B$4]*([.J4]-[.K4])/[.B$1]);[.E5])" office:value-type="float" office:value="20.058774554973" calcext:value-type="float">
            <text:p>20</text:p>
          </table:table-cell>
          <table:table-cell table:formula="of:=[.B$1]-[.I5]" office:value-type="float" office:value="979.941225445027" calcext:value-type="float">
            <text:p>980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[.E5]+([.E5]*[.B$3]*[.B$4]*[.F5]/[.B$1])" office:value-type="float" office:value="29.8869846141358" calcext:value-type="float">
            <text:p>30</text:p>
          </table:table-cell>
          <table:table-cell table:formula="of:=[.B$1]-[.E6]" office:value-type="float" office:value="970.113015385864" calcext:value-type="float">
            <text:p>970</text:p>
          </table:table-cell>
          <table:table-cell table:formula="of:=IF([.D6]&gt;5;[.G5]+([.G5]*[.B$5]*[.B$4]*[.H5]/[.B$1]);[.E6])" office:value-type="float" office:value="29.8869846141358" calcext:value-type="float">
            <text:p>30</text:p>
          </table:table-cell>
          <table:table-cell table:formula="of:=[.B$1]-[.G6]" office:value-type="float" office:value="970.113015385864" calcext:value-type="float">
            <text:p>970</text:p>
          </table:table-cell>
          <table:table-cell table:formula="of:=IF([.D6]&gt;5;[.I5]+([.I5]*[.B$5]*[.B$4]*([.J5]-[.K5])/[.B$1]);[.E6])" office:value-type="float" office:value="29.8869846141358" calcext:value-type="float">
            <text:p>30</text:p>
          </table:table-cell>
          <table:table-cell table:formula="of:=[.B$1]-[.I6]" office:value-type="float" office:value="970.113015385864" calcext:value-type="float">
            <text:p>970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.E6]+([.E6]*[.B$3]*[.B$4]*[.F6]/[.B$1])" office:value-type="float" office:value="44.383860996541" calcext:value-type="float">
            <text:p>44</text:p>
          </table:table-cell>
          <table:table-cell table:formula="of:=[.B$1]-[.E7]" office:value-type="float" office:value="955.616139003459" calcext:value-type="float">
            <text:p>956</text:p>
          </table:table-cell>
          <table:table-cell table:formula="of:=IF([.D7]&gt;5;[.G6]+([.G6]*[.B$5]*[.B$4]*[.H6]/[.B$1]);[.E7])" office:value-type="float" office:value="44.383860996541" calcext:value-type="float">
            <text:p>44</text:p>
          </table:table-cell>
          <table:table-cell table:formula="of:=[.B$1]-[.G7]" office:value-type="float" office:value="955.616139003459" calcext:value-type="float">
            <text:p>956</text:p>
          </table:table-cell>
          <table:table-cell table:formula="of:=IF([.D7]&gt;5;[.I6]+([.I6]*[.B$5]*[.B$4]*([.J6]-[.K6])/[.B$1]);[.E7])" office:value-type="float" office:value="44.383860996541" calcext:value-type="float">
            <text:p>44</text:p>
          </table:table-cell>
          <table:table-cell table:formula="of:=[.B$1]-[.I7]" office:value-type="float" office:value="955.616139003459" calcext:value-type="float">
            <text:p>956</text:p>
          </table:table-cell>
          <table:table-cell table:formula="of:=[.K6]+[.I2]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[.E7]+([.E7]*[.B$3]*[.B$4]*[.F7]/[.B$1])" office:value-type="float" office:value="65.5908279363313" calcext:value-type="float">
            <text:p>66</text:p>
          </table:table-cell>
          <table:table-cell table:formula="of:=[.B$1]-[.E8]" office:value-type="float" office:value="934.409172063669" calcext:value-type="float">
            <text:p>934</text:p>
          </table:table-cell>
          <table:table-cell table:formula="of:=IF([.D8]&gt;5;[.G7]+([.G7]*[.B$5]*[.B$4]*[.H7]/[.B$1]);[.E8])" office:value-type="float" office:value="57.1080411604152" calcext:value-type="float">
            <text:p>57</text:p>
          </table:table-cell>
          <table:table-cell table:formula="of:=[.B$1]-[.G8]" office:value-type="float" office:value="942.891958839585" calcext:value-type="float">
            <text:p>943</text:p>
          </table:table-cell>
          <table:table-cell table:formula="of:=IF([.D8]&gt;5;[.I7]+([.I7]*[.B$5]*[.B$4]*([.J7]-[.K7])/[.B$1]);[.E8])" office:value-type="float" office:value="57.0281502106214" calcext:value-type="float">
            <text:p>57</text:p>
          </table:table-cell>
          <table:table-cell table:formula="of:=[.B$1]-[.I8]" office:value-type="float" office:value="942.971849789379" calcext:value-type="float">
            <text:p>943</text:p>
          </table:table-cell>
          <table:table-cell table:formula="of:=[.K7]+[.I3]" office:value-type="float" office:value="14.982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[.E8]+([.E8]*[.B$3]*[.B$4]*[.F8]/[.B$1])" office:value-type="float" office:value="96.2351635498103" calcext:value-type="float">
            <text:p>96</text:p>
          </table:table-cell>
          <table:table-cell table:formula="of:=[.B$1]-[.E9]" office:value-type="float" office:value="903.76483645019" calcext:value-type="float">
            <text:p>904</text:p>
          </table:table-cell>
          <table:table-cell table:formula="of:=IF([.D9]&gt;5;[.G8]+([.G8]*[.B$5]*[.B$4]*[.H8]/[.B$1]);[.E9])" office:value-type="float" office:value="73.2620549989858" calcext:value-type="float">
            <text:p>73</text:p>
          </table:table-cell>
          <table:table-cell table:formula="of:=[.B$1]-[.G9]" office:value-type="float" office:value="926.737945001014" calcext:value-type="float">
            <text:p>927</text:p>
          </table:table-cell>
          <table:table-cell table:formula="of:=IF([.D9]&gt;5;[.I8]+([.I8]*[.B$5]*[.B$4]*([.J8]-[.K8])/[.B$1]);[.E9])" office:value-type="float" office:value="72.9046135749376" calcext:value-type="float">
            <text:p>73</text:p>
          </table:table-cell>
          <table:table-cell table:formula="of:=[.B$1]-[.I9]" office:value-type="float" office:value="927.095386425062" calcext:value-type="float">
            <text:p>927</text:p>
          </table:table-cell>
          <table:table-cell table:formula="of:=[.K8]+[.I4]" office:value-type="float" office:value="28.41466183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[.E9]+([.E9]*[.B$3]*[.B$4]*[.F9]/[.B$1])" office:value-type="float" office:value="139.722141972986" calcext:value-type="float">
            <text:p>140</text:p>
          </table:table-cell>
          <table:table-cell table:formula="of:=[.B$1]-[.E10]" office:value-type="float" office:value="860.277858027014" calcext:value-type="float">
            <text:p>860</text:p>
          </table:table-cell>
          <table:table-cell table:formula="of:=IF([.D10]&gt;5;[.G9]+([.G9]*[.B$5]*[.B$4]*[.H9]/[.B$1]);[.E10])" office:value-type="float" office:value="93.6304728878792" calcext:value-type="float">
            <text:p>94</text:p>
          </table:table-cell>
          <table:table-cell table:formula="of:=[.B$1]-[.G10]" office:value-type="float" office:value="906.369527112121" calcext:value-type="float">
            <text:p>906</text:p>
          </table:table-cell>
          <table:table-cell table:formula="of:=IF([.D10]&gt;5;[.I9]+([.I9]*[.B$5]*[.B$4]*([.J9]-[.K9])/[.B$1]);[.E10])" office:value-type="float" office:value="92.560004860917" calcext:value-type="float">
            <text:p>93</text:p>
          </table:table-cell>
          <table:table-cell table:formula="of:=[.B$1]-[.I10]" office:value-type="float" office:value="907.439995139083" calcext:value-type="float">
            <text:p>907</text:p>
          </table:table-cell>
          <table:table-cell table:formula="of:=[.K9]+[.I5]" office:value-type="float" office:value="48.473436392973" calcext:value-type="float">
            <text:p>48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[.E10]+([.E10]*[.B$3]*[.B$4]*[.F10]/[.B$1])" office:value-type="float" office:value="199.822074480719" calcext:value-type="float">
            <text:p>200</text:p>
          </table:table-cell>
          <table:table-cell table:formula="of:=[.B$1]-[.E11]" office:value-type="float" office:value="800.177925519281" calcext:value-type="float">
            <text:p>800</text:p>
          </table:table-cell>
          <table:table-cell table:formula="of:=IF([.D11]&gt;5;[.G10]+([.G10]*[.B$5]*[.B$4]*[.H10]/[.B$1]);[.E11])" office:value-type="float" office:value="119.089615118281" calcext:value-type="float">
            <text:p>119</text:p>
          </table:table-cell>
          <table:table-cell table:formula="of:=[.B$1]-[.G11]" office:value-type="float" office:value="880.910384881719" calcext:value-type="float">
            <text:p>881</text:p>
          </table:table-cell>
          <table:table-cell table:formula="of:=IF([.D11]&gt;5;[.I10]+([.I10]*[.B$5]*[.B$4]*([.J10]-[.K10])/[.B$1]);[.E11])" office:value-type="float" office:value="116.411789516789" calcext:value-type="float">
            <text:p>116</text:p>
          </table:table-cell>
          <table:table-cell table:formula="of:=[.B$1]-[.I11]" office:value-type="float" office:value="883.588210483212" calcext:value-type="float">
            <text:p>884</text:p>
          </table:table-cell>
          <table:table-cell table:formula="of:=[.K10]+[.I6]" office:value-type="float" office:value="78.3604210071088" calcext:value-type="float">
            <text:p>78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E11]+([.E11]*[.B$3]*[.B$4]*[.F11]/[.B$1])" office:value-type="float" office:value="279.76868099619" calcext:value-type="float">
            <text:p>280</text:p>
          </table:table-cell>
          <table:table-cell table:formula="of:=[.B$1]-[.E12]" office:value-type="float" office:value="720.23131900381" calcext:value-type="float">
            <text:p>720</text:p>
          </table:table-cell>
          <table:table-cell table:formula="of:=IF([.D12]&gt;5;[.G11]+([.G11]*[.B$5]*[.B$4]*[.H11]/[.B$1]);[.E12])" office:value-type="float" office:value="150.561798725059" calcext:value-type="float">
            <text:p>151</text:p>
          </table:table-cell>
          <table:table-cell table:formula="of:=[.B$1]-[.G12]" office:value-type="float" office:value="849.438201274941" calcext:value-type="float">
            <text:p>849</text:p>
          </table:table-cell>
          <table:table-cell table:formula="of:=IF([.D12]&gt;5;[.I11]+([.I11]*[.B$5]*[.B$4]*([.J11]-[.K11])/[.B$1]);[.E12])" office:value-type="float" office:value="144.533191899257" calcext:value-type="float">
            <text:p>145</text:p>
          </table:table-cell>
          <table:table-cell table:formula="of:=[.B$1]-[.I12]" office:value-type="float" office:value="855.466808100743" calcext:value-type="float">
            <text:p>855</text:p>
          </table:table-cell>
          <table:table-cell table:formula="of:=[.K11]+[.I7]" office:value-type="float" office:value="122.74428200365" calcext:value-type="float">
            <text:p>123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[.E12]+([.E12]*[.B$3]*[.B$4]*[.F12]/[.B$1])" office:value-type="float" office:value="380.517764061111" calcext:value-type="float">
            <text:p>381</text:p>
          </table:table-cell>
          <table:table-cell table:formula="of:=[.B$1]-[.E13]" office:value-type="float" office:value="619.482235938889" calcext:value-type="float">
            <text:p>619</text:p>
          </table:table-cell>
          <table:table-cell table:formula="of:=IF([.D13]&gt;5;[.G12]+([.G12]*[.B$5]*[.B$4]*[.H12]/[.B$1]);[.E13])" office:value-type="float" office:value="188.929681771979" calcext:value-type="float">
            <text:p>189</text:p>
          </table:table-cell>
          <table:table-cell table:formula="of:=[.B$1]-[.G13]" office:value-type="float" office:value="811.070318228021" calcext:value-type="float">
            <text:p>811</text:p>
          </table:table-cell>
          <table:table-cell table:formula="of:=IF([.D13]&gt;5;[.I12]+([.I12]*[.B$5]*[.B$4]*([.J12]-[.K12])/[.B$1]);[.E13])" office:value-type="float" office:value="176.304009541247" calcext:value-type="float">
            <text:p>176</text:p>
          </table:table-cell>
          <table:table-cell table:formula="of:=[.B$1]-[.I13]" office:value-type="float" office:value="823.695990458753" calcext:value-type="float">
            <text:p>824</text:p>
          </table:table-cell>
          <table:table-cell table:formula="of:=[.K12]+[.I8]" office:value-type="float" office:value="179.772432214271" calcext:value-type="float">
            <text:p>180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[.E13]+([.E13]*[.B$3]*[.B$4]*[.F13]/[.B$1])" office:value-type="float" office:value="498.379761708633" calcext:value-type="float">
            <text:p>498</text:p>
          </table:table-cell>
          <table:table-cell table:formula="of:=[.B$1]-[.E14]" office:value-type="float" office:value="501.620238291367" calcext:value-type="float">
            <text:p>502</text:p>
          </table:table-cell>
          <table:table-cell table:formula="of:=IF([.D14]&gt;5;[.G13]+([.G13]*[.B$5]*[.B$4]*[.H13]/[.B$1]);[.E14])" office:value-type="float" office:value="234.900258907234" calcext:value-type="float">
            <text:p>235</text:p>
          </table:table-cell>
          <table:table-cell table:formula="of:=[.B$1]-[.G14]" office:value-type="float" office:value="765.099741092766" calcext:value-type="float">
            <text:p>765</text:p>
          </table:table-cell>
          <table:table-cell table:formula="of:=IF([.D14]&gt;5;[.I13]+([.I13]*[.B$5]*[.B$4]*([.J13]-[.K13])/[.B$1]);[.E14])" office:value-type="float" office:value="210.361901088217" calcext:value-type="float">
            <text:p>210</text:p>
          </table:table-cell>
          <table:table-cell table:formula="of:=[.B$1]-[.I14]" office:value-type="float" office:value="789.638098911783" calcext:value-type="float">
            <text:p>790</text:p>
          </table:table-cell>
          <table:table-cell table:formula="of:=[.K13]+[.I9]" office:value-type="float" office:value="252.677045789209" calcext:value-type="float">
            <text:p>253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[.E14]+([.E14]*[.B$3]*[.B$4]*[.F14]/[.B$1])" office:value-type="float" office:value="623.378449122572" calcext:value-type="float">
            <text:p>623</text:p>
          </table:table-cell>
          <table:table-cell table:formula="of:=[.B$1]-[.E15]" office:value-type="float" office:value="376.621550877428" calcext:value-type="float">
            <text:p>377</text:p>
          </table:table-cell>
          <table:table-cell table:formula="of:=IF([.D15]&gt;5;[.G14]+([.G14]*[.B$5]*[.B$4]*[.H14]/[.B$1]);[.E15])" office:value-type="float" office:value="288.816897088999" calcext:value-type="float">
            <text:p>289</text:p>
          </table:table-cell>
          <table:table-cell table:formula="of:=[.B$1]-[.G15]" office:value-type="float" office:value="711.183102911001" calcext:value-type="float">
            <text:p>711</text:p>
          </table:table-cell>
          <table:table-cell table:formula="of:=IF([.D15]&gt;5;[.I14]+([.I14]*[.B$5]*[.B$4]*([.J14]-[.K14])/[.B$1]);[.E15])" office:value-type="float" office:value="244.248745471776" calcext:value-type="float">
            <text:p>244</text:p>
          </table:table-cell>
          <table:table-cell table:formula="of:=[.B$1]-[.I15]" office:value-type="float" office:value="755.751254528224" calcext:value-type="float">
            <text:p>756</text:p>
          </table:table-cell>
          <table:table-cell table:formula="of:=[.K14]+[.I10]" office:value-type="float" office:value="345.237050650126" calcext:value-type="float">
            <text:p>345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[.E15]+([.E15]*[.B$3]*[.B$4]*[.F15]/[.B$1])" office:value-type="float" office:value="740.767328268627" calcext:value-type="float">
            <text:p>741</text:p>
          </table:table-cell>
          <table:table-cell table:formula="of:=[.B$1]-[.E16]" office:value-type="float" office:value="259.232671731373" calcext:value-type="float">
            <text:p>259</text:p>
          </table:table-cell>
          <table:table-cell table:formula="of:=IF([.D16]&gt;5;[.G15]+([.G15]*[.B$5]*[.B$4]*[.H15]/[.B$1]);[.E16])" office:value-type="float" office:value="350.437406202463" calcext:value-type="float">
            <text:p>350</text:p>
          </table:table-cell>
          <table:table-cell table:formula="of:=[.B$1]-[.G16]" office:value-type="float" office:value="649.562593797537" calcext:value-type="float">
            <text:p>650</text:p>
          </table:table-cell>
          <table:table-cell table:formula="of:=IF([.D16]&gt;5;[.I15]+([.I15]*[.B$5]*[.B$4]*([.J15]-[.K15])/[.B$1]);[.E16])" office:value-type="float" office:value="274.329019260447" calcext:value-type="float">
            <text:p>274</text:p>
          </table:table-cell>
          <table:table-cell table:formula="of:=[.B$1]-[.I16]" office:value-type="float" office:value="725.670980739553" calcext:value-type="float">
            <text:p>726</text:p>
          </table:table-cell>
          <table:table-cell table:formula="of:=[.K15]+[.I11]" office:value-type="float" office:value="461.648840166914" calcext:value-type="float">
            <text:p>462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[.E16]+([.E16]*[.B$3]*[.B$4]*[.F16]/[.B$1])" office:value-type="float" office:value="836.782875087821" calcext:value-type="float">
            <text:p>837</text:p>
          </table:table-cell>
          <table:table-cell table:formula="of:=[.B$1]-[.E17]" office:value-type="float" office:value="163.21712491218" calcext:value-type="float">
            <text:p>163</text:p>
          </table:table-cell>
          <table:table-cell table:formula="of:=IF([.D17]&gt;5;[.G16]+([.G16]*[.B$5]*[.B$4]*[.H16]/[.B$1]);[.E17])" office:value-type="float" office:value="418.726715363429" calcext:value-type="float">
            <text:p>419</text:p>
          </table:table-cell>
          <table:table-cell table:formula="of:=[.B$1]-[.G17]" office:value-type="float" office:value="581.273284636571" calcext:value-type="float">
            <text:p>581</text:p>
          </table:table-cell>
          <table:table-cell table:formula="of:=IF([.D17]&gt;5;[.I16]+([.I16]*[.B$5]*[.B$4]*([.J16]-[.K16])/[.B$1]);[.E17])" office:value-type="float" office:value="296.057699726348" calcext:value-type="float">
            <text:p>296</text:p>
          </table:table-cell>
          <table:table-cell table:formula="of:=[.B$1]-[.I17]" office:value-type="float" office:value="703.942300273652" calcext:value-type="float">
            <text:p>704</text:p>
          </table:table-cell>
          <table:table-cell table:formula="of:=[.K16]+[.I12]" office:value-type="float" office:value="606.182032066171" calcext:value-type="float">
            <text:p>60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[.E17]+([.E17]*[.B$3]*[.B$4]*[.F17]/[.B$1])" office:value-type="float" office:value="905.071522611611" calcext:value-type="float">
            <text:p>905</text:p>
          </table:table-cell>
          <table:table-cell table:formula="of:=[.B$1]-[.E18]" office:value-type="float" office:value="94.9284773883887" calcext:value-type="float">
            <text:p>95</text:p>
          </table:table-cell>
          <table:table-cell table:formula="of:=IF([.D18]&gt;5;[.G17]+([.G17]*[.B$5]*[.B$4]*[.H17]/[.B$1]);[.E18])" office:value-type="float" office:value="491.745111324744" calcext:value-type="float">
            <text:p>492</text:p>
          </table:table-cell>
          <table:table-cell table:formula="of:=[.B$1]-[.G18]" office:value-type="float" office:value="508.254888675256" calcext:value-type="float">
            <text:p>508</text:p>
          </table:table-cell>
          <table:table-cell table:formula="of:=IF([.D18]&gt;5;[.I17]+([.I17]*[.B$5]*[.B$4]*([.J17]-[.K17])/[.B$1]);[.E18])" office:value-type="float" office:value="304.740503765389" calcext:value-type="float">
            <text:p>305</text:p>
          </table:table-cell>
          <table:table-cell table:formula="of:=[.B$1]-[.I18]" office:value-type="float" office:value="695.259496234611" calcext:value-type="float">
            <text:p>695</text:p>
          </table:table-cell>
          <table:table-cell table:formula="of:=[.K17]+[.I13]" office:value-type="float" office:value="782.486041607418" calcext:value-type="float">
            <text:p>782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[.E18]+([.E18]*[.B$3]*[.B$4]*[.F18]/[.B$1])" office:value-type="float" office:value="948.030053396167" calcext:value-type="float">
            <text:p>948</text:p>
          </table:table-cell>
          <table:table-cell table:formula="of:=[.B$1]-[.E19]" office:value-type="float" office:value="51.9699466038333" calcext:value-type="float">
            <text:p>52</text:p>
          </table:table-cell>
          <table:table-cell table:formula="of:=IF([.D19]&gt;5;[.G18]+([.G18]*[.B$5]*[.B$4]*[.H18]/[.B$1]);[.E19])" office:value-type="float" office:value="566.724668368632" calcext:value-type="float">
            <text:p>567</text:p>
          </table:table-cell>
          <table:table-cell table:formula="of:=[.B$1]-[.G19]" office:value-type="float" office:value="433.275331631368" calcext:value-type="float">
            <text:p>433</text:p>
          </table:table-cell>
          <table:table-cell table:formula="of:=IF([.D19]&gt;5;[.I18]+([.I18]*[.B$5]*[.B$4]*([.J18]-[.K18])/[.B$1]);[.E19])" office:value-type="float" office:value="296.766065351802" calcext:value-type="float">
            <text:p>297</text:p>
          </table:table-cell>
          <table:table-cell table:formula="of:=[.B$1]-[.I19]" office:value-type="float" office:value="703.233934648198" calcext:value-type="float">
            <text:p>703</text:p>
          </table:table-cell>
          <table:table-cell table:formula="of:=[.K18]+[.I14]" office:value-type="float" office:value="992.847942695635" calcext:value-type="float">
            <text:p>99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[.E19]+([.E19]*[.B$3]*[.B$4]*[.F19]/[.B$1])" office:value-type="float" office:value="972.664589023081" calcext:value-type="float">
            <text:p>973</text:p>
          </table:table-cell>
          <table:table-cell table:formula="of:=[.B$1]-[.E20]" office:value-type="float" office:value="27.3354109769193" calcext:value-type="float">
            <text:p>27</text:p>
          </table:table-cell>
          <table:table-cell table:formula="of:=IF([.D20]&gt;5;[.G19]+([.G19]*[.B$5]*[.B$4]*[.H19]/[.B$1]);[.E20])" office:value-type="float" office:value="640.389013957961" calcext:value-type="float">
            <text:p>640</text:p>
          </table:table-cell>
          <table:table-cell table:formula="of:=[.B$1]-[.G20]" office:value-type="float" office:value="359.61098604204" calcext:value-type="float">
            <text:p>360</text:p>
          </table:table-cell>
          <table:table-cell table:formula="of:=IF([.D20]&gt;5;[.I19]+([.I19]*[.B$5]*[.B$4]*([.J19]-[.K19])/[.B$1]);[.E20])" office:value-type="float" office:value="270.981782460101" calcext:value-type="float">
            <text:p>271</text:p>
          </table:table-cell>
          <table:table-cell table:formula="of:=[.B$1]-[.I20]" office:value-type="float" office:value="729.018217539899" calcext:value-type="float">
            <text:p>729</text:p>
          </table:table-cell>
          <table:table-cell table:formula="of:=[.K19]+[.I15]" office:value-type="float" office:value="1237.09668816741" calcext:value-type="float">
            <text:p>123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[.E20]+([.E20]*[.B$3]*[.B$4]*[.F20]/[.B$1])" office:value-type="float" office:value="985.958682164902" calcext:value-type="float">
            <text:p>986</text:p>
          </table:table-cell>
          <table:table-cell table:formula="of:=[.B$1]-[.E21]" office:value-type="float" office:value="14.0413178350982" calcext:value-type="float">
            <text:p>14</text:p>
          </table:table-cell>
          <table:table-cell table:formula="of:=IF([.D21]&gt;5;[.G20]+([.G20]*[.B$5]*[.B$4]*[.H20]/[.B$1]);[.E21])" office:value-type="float" office:value="709.476291385934" calcext:value-type="float">
            <text:p>709</text:p>
          </table:table-cell>
          <table:table-cell table:formula="of:=[.B$1]-[.G21]" office:value-type="float" office:value="290.523708614066" calcext:value-type="float">
            <text:p>291</text:p>
          </table:table-cell>
          <table:table-cell table:formula="of:=IF([.D21]&gt;5;[.I20]+([.I20]*[.B$5]*[.B$4]*([.J20]-[.K20])/[.B$1]);[.E21])" office:value-type="float" office:value="229.677779580028" calcext:value-type="float">
            <text:p>230</text:p>
          </table:table-cell>
          <table:table-cell table:formula="of:=[.B$1]-[.I21]" office:value-type="float" office:value="770.322220419973" calcext:value-type="float">
            <text:p>770</text:p>
          </table:table-cell>
          <table:table-cell table:formula="of:=[.K20]+[.I16]" office:value-type="float" office:value="1511.42570742786" calcext:value-type="float">
            <text:p>151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.E21]+([.E21]*[.B$3]*[.B$4]*[.F21]/[.B$1])" office:value-type="float" office:value="992.880761779178" calcext:value-type="float">
            <text:p>993</text:p>
          </table:table-cell>
          <table:table-cell table:formula="of:=[.B$1]-[.E22]" office:value-type="float" office:value="7.11923822082224" calcext:value-type="float">
            <text:p>7</text:p>
          </table:table-cell>
          <table:table-cell table:formula="of:=IF([.D22]&gt;5;[.G21]+([.G21]*[.B$5]*[.B$4]*[.H21]/[.B$1]);[.E22])" office:value-type="float" office:value="771.312196390093" calcext:value-type="float">
            <text:p>771</text:p>
          </table:table-cell>
          <table:table-cell table:formula="of:=[.B$1]-[.G22]" office:value-type="float" office:value="228.687803609907" calcext:value-type="float">
            <text:p>229</text:p>
          </table:table-cell>
          <table:table-cell table:formula="of:=IF([.D22]&gt;5;[.I21]+([.I21]*[.B$5]*[.B$4]*([.J21]-[.K21])/[.B$1]);[.E22])" office:value-type="float" office:value="178.613278579531" calcext:value-type="float">
            <text:p>179</text:p>
          </table:table-cell>
          <table:table-cell table:formula="of:=[.B$1]-[.I22]" office:value-type="float" office:value="821.386721420469" calcext:value-type="float">
            <text:p>821</text:p>
          </table:table-cell>
          <table:table-cell table:formula="of:=[.K21]+[.I17]" office:value-type="float" office:value="1807.48340715421" calcext:value-type="float">
            <text:p>1807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[.E22]+([.E22]*[.B$3]*[.B$4]*[.F22]/[.B$1])" office:value-type="float" office:value="996.415039113167" calcext:value-type="float">
            <text:p>996</text:p>
          </table:table-cell>
          <table:table-cell table:formula="of:=[.B$1]-[.E23]" office:value-type="float" office:value="3.58496088683353" calcext:value-type="float">
            <text:p>4</text:p>
          </table:table-cell>
          <table:table-cell table:formula="of:=IF([.D23]&gt;5;[.G22]+([.G22]*[.B$5]*[.B$4]*[.H22]/[.B$1]);[.E23])" office:value-type="float" office:value="824.229104017088" calcext:value-type="float">
            <text:p>824</text:p>
          </table:table-cell>
          <table:table-cell table:formula="of:=[.B$1]-[.G23]" office:value-type="float" office:value="175.770895982912" calcext:value-type="float">
            <text:p>176</text:p>
          </table:table-cell>
          <table:table-cell table:formula="of:=IF([.D23]&gt;5;[.I22]+([.I22]*[.B$5]*[.B$4]*([.J22]-[.K22])/[.B$1]);[.E23])" office:value-type="float" office:value="125.774289968938" calcext:value-type="float">
            <text:p>126</text:p>
          </table:table-cell>
          <table:table-cell table:formula="of:=[.B$1]-[.I23]" office:value-type="float" office:value="874.225710031062" calcext:value-type="float">
            <text:p>874</text:p>
          </table:table-cell>
          <table:table-cell table:formula="of:=[.K22]+[.I18]" office:value-type="float" office:value="2112.2239109196" calcext:value-type="float">
            <text:p>2112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[.E23]+([.E23]*[.B$3]*[.B$4]*[.F23]/[.B$1])" office:value-type="float" office:value="998.201093584303" calcext:value-type="float">
            <text:p>998</text:p>
          </table:table-cell>
          <table:table-cell table:formula="of:=[.B$1]-[.E24]" office:value-type="float" office:value="1.79890641569682" calcext:value-type="float">
            <text:p>2</text:p>
          </table:table-cell>
          <table:table-cell table:formula="of:=IF([.D24]&gt;5;[.G23]+([.G23]*[.B$5]*[.B$4]*[.H23]/[.B$1]);[.E24])" office:value-type="float" office:value="867.691750449571" calcext:value-type="float">
            <text:p>868</text:p>
          </table:table-cell>
          <table:table-cell table:formula="of:=[.B$1]-[.G24]" office:value-type="float" office:value="132.308249550429" calcext:value-type="float">
            <text:p>132</text:p>
          </table:table-cell>
          <table:table-cell table:formula="of:=IF([.D24]&gt;5;[.I23]+([.I23]*[.B$5]*[.B$4]*([.J23]-[.K23])/[.B$1]);[.E24])" office:value-type="float" office:value="79.0617865590644" calcext:value-type="float">
            <text:p>79</text:p>
          </table:table-cell>
          <table:table-cell table:formula="of:=[.B$1]-[.I24]" office:value-type="float" office:value="920.938213440936" calcext:value-type="float">
            <text:p>921</text:p>
          </table:table-cell>
          <table:table-cell table:formula="of:=[.K23]+[.I19]" office:value-type="float" office:value="2408.9899762714" calcext:value-type="float">
            <text:p>2409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[.E24]+([.E24]*[.B$3]*[.B$4]*[.F24]/[.B$1])" office:value-type="float" office:value="999.098928760005" calcext:value-type="float">
            <text:p>999</text:p>
          </table:table-cell>
          <table:table-cell table:formula="of:=[.B$1]-[.E25]" office:value-type="float" office:value="0.901071239994622" calcext:value-type="float">
            <text:p>1</text:p>
          </table:table-cell>
          <table:table-cell table:formula="of:=IF([.D25]&gt;5;[.G24]+([.G24]*[.B$5]*[.B$4]*[.H24]/[.B$1]);[.E25])" office:value-type="float" office:value="902.13258344497" calcext:value-type="float">
            <text:p>902</text:p>
          </table:table-cell>
          <table:table-cell table:formula="of:=[.B$1]-[.G25]" office:value-type="float" office:value="97.8674165550301" calcext:value-type="float">
            <text:p>98</text:p>
          </table:table-cell>
          <table:table-cell table:formula="of:=IF([.D25]&gt;5;[.I24]+([.I24]*[.B$5]*[.B$4]*([.J24]-[.K24])/[.B$1]);[.E25])" office:value-type="float" office:value="43.7673773005419" calcext:value-type="float">
            <text:p>44</text:p>
          </table:table-cell>
          <table:table-cell table:formula="of:=[.B$1]-[.I25]" office:value-type="float" office:value="956.232622699458" calcext:value-type="float">
            <text:p>956</text:p>
          </table:table-cell>
          <table:table-cell table:formula="of:=[.K24]+[.I20]" office:value-type="float" office:value="2679.9717587315" calcext:value-type="float">
            <text:p>2680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[.E25]+([.E25]*[.B$3]*[.B$4]*[.F25]/[.B$1])" office:value-type="float" office:value="999.549058415313" calcext:value-type="float">
            <text:p>1000</text:p>
          </table:table-cell>
          <table:table-cell table:formula="of:=[.B$1]-[.E26]" office:value-type="float" office:value="0.45094158468703" calcext:value-type="float">
            <text:p>0</text:p>
          </table:table-cell>
          <table:table-cell table:formula="of:=IF([.D26]&gt;5;[.G25]+([.G25]*[.B$5]*[.B$4]*[.H25]/[.B$1]);[.E26])" office:value-type="float" office:value="928.619399044532" calcext:value-type="float">
            <text:p>929</text:p>
          </table:table-cell>
          <table:table-cell table:formula="of:=[.B$1]-[.G26]" office:value-type="float" office:value="71.3806009554678" calcext:value-type="float">
            <text:p>71</text:p>
          </table:table-cell>
          <table:table-cell table:formula="of:=IF([.D26]&gt;5;[.I25]+([.I25]*[.B$5]*[.B$4]*([.J25]-[.K25])/[.B$1]);[.E26])" office:value-type="float" office:value="21.1343149602146" calcext:value-type="float">
            <text:p>21</text:p>
          </table:table-cell>
          <table:table-cell table:formula="of:=[.B$1]-[.I26]" office:value-type="float" office:value="978.865685039785" calcext:value-type="float">
            <text:p>979</text:p>
          </table:table-cell>
          <table:table-cell table:formula="of:=[.K25]+[.I21]" office:value-type="float" office:value="2909.64953831153" calcext:value-type="float">
            <text:p>291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[.E26]+([.E26]*[.B$3]*[.B$4]*[.F26]/[.B$1])" office:value-type="float" office:value="999.7744275335" calcext:value-type="float">
            <text:p>1000</text:p>
          </table:table-cell>
          <table:table-cell table:formula="of:=[.B$1]-[.E27]" office:value-type="float" office:value="0.225572466499898" calcext:value-type="float">
            <text:p>0</text:p>
          </table:table-cell>
          <table:table-cell table:formula="of:=IF([.D27]&gt;5;[.G26]+([.G26]*[.B$5]*[.B$4]*[.H26]/[.B$1]);[.E27])" office:value-type="float" office:value="948.505022273344" calcext:value-type="float">
            <text:p>949</text:p>
          </table:table-cell>
          <table:table-cell table:formula="of:=[.B$1]-[.G27]" office:value-type="float" office:value="51.4949777266565" calcext:value-type="float">
            <text:p>51</text:p>
          </table:table-cell>
          <table:table-cell table:formula="of:=IF([.D27]&gt;5;[.I26]+([.I26]*[.B$5]*[.B$4]*([.J26]-[.K26])/[.B$1]);[.E27])" office:value-type="float" office:value="8.89257673767206" calcext:value-type="float">
            <text:p>9</text:p>
          </table:table-cell>
          <table:table-cell table:formula="of:=[.B$1]-[.I27]" office:value-type="float" office:value="991.107423262328" calcext:value-type="float">
            <text:p>991</text:p>
          </table:table-cell>
          <table:table-cell table:formula="of:=[.K26]+[.I22]" office:value-type="float" office:value="3088.26281689106" calcext:value-type="float">
            <text:p>3088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[.E27]+([.E27]*[.B$3]*[.B$4]*[.F27]/[.B$1])" office:value-type="float" office:value="999.887188325281" calcext:value-type="float">
            <text:p>1000</text:p>
          </table:table-cell>
          <table:table-cell table:formula="of:=[.B$1]-[.E28]" office:value-type="float" office:value="0.112811674718728" calcext:value-type="float">
            <text:p>0</text:p>
          </table:table-cell>
          <table:table-cell table:formula="of:=IF([.D28]&gt;5;[.G27]+([.G27]*[.B$5]*[.B$4]*[.H27]/[.B$1]);[.E28])" office:value-type="float" office:value="963.15799577202" calcext:value-type="float">
            <text:p>963</text:p>
          </table:table-cell>
          <table:table-cell table:formula="of:=[.B$1]-[.G28]" office:value-type="float" office:value="36.8420042279803" calcext:value-type="float">
            <text:p>37</text:p>
          </table:table-cell>
          <table:table-cell table:formula="of:=IF([.D28]&gt;5;[.I27]+([.I27]*[.B$5]*[.B$4]*([.J27]-[.K27])/[.B$1]);[.E28])" office:value-type="float" office:value="3.29784215707216" calcext:value-type="float">
            <text:p>3</text:p>
          </table:table-cell>
          <table:table-cell table:formula="of:=[.B$1]-[.I28]" office:value-type="float" office:value="996.702157842928" calcext:value-type="float">
            <text:p>997</text:p>
          </table:table-cell>
          <table:table-cell table:formula="of:=[.K27]+[.I23]" office:value-type="float" office:value="3214.03710686" calcext:value-type="float">
            <text:p>3214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[.E28]+([.E28]*[.B$3]*[.B$4]*[.F28]/[.B$1])" office:value-type="float" office:value="999.943587799404" calcext:value-type="float">
            <text:p>1000</text:p>
          </table:table-cell>
          <table:table-cell table:formula="of:=[.B$1]-[.E29]" office:value-type="float" office:value="0.0564122005963554" calcext:value-type="float">
            <text:p>0</text:p>
          </table:table-cell>
          <table:table-cell table:formula="of:=IF([.D29]&gt;5;[.G28]+([.G28]*[.B$5]*[.B$4]*[.H28]/[.B$1]);[.E29])" office:value-type="float" office:value="973.803397057754" calcext:value-type="float">
            <text:p>974</text:p>
          </table:table-cell>
          <table:table-cell table:formula="of:=[.B$1]-[.G29]" office:value-type="float" office:value="26.1966029422465" calcext:value-type="float">
            <text:p>26</text:p>
          </table:table-cell>
          <table:table-cell table:formula="of:=IF([.D29]&gt;5;[.I28]+([.I28]*[.B$5]*[.B$4]*([.J28]-[.K28])/[.B$1]);[.E29])" office:value-type="float" office:value="1.10411595570678" calcext:value-type="float">
            <text:p>1</text:p>
          </table:table-cell>
          <table:table-cell table:formula="of:=[.B$1]-[.I29]" office:value-type="float" office:value="998.895884044293" calcext:value-type="float">
            <text:p>999</text:p>
          </table:table-cell>
          <table:table-cell table:formula="of:=[.K28]+[.I24]" office:value-type="float" office:value="3293.09889341906" calcext:value-type="float">
            <text:p>3293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[.E29]+([.E29]*[.B$3]*[.B$4]*[.F29]/[.B$1])" office:value-type="float" office:value="999.971792308534" calcext:value-type="float">
            <text:p>1000</text:p>
          </table:table-cell>
          <table:table-cell table:formula="of:=[.B$1]-[.E30]" office:value-type="float" office:value="0.0282076914663776" calcext:value-type="float">
            <text:p>0</text:p>
          </table:table-cell>
          <table:table-cell table:formula="of:=IF([.D30]&gt;5;[.G29]+([.G29]*[.B$5]*[.B$4]*[.H29]/[.B$1]);[.E30])" office:value-type="float" office:value="981.456499338713" calcext:value-type="float">
            <text:p>981</text:p>
          </table:table-cell>
          <table:table-cell table:formula="of:=[.B$1]-[.G30]" office:value-type="float" office:value="18.5435006612867" calcext:value-type="float">
            <text:p>19</text:p>
          </table:table-cell>
          <table:table-cell table:formula="of:=IF([.D30]&gt;5;[.I29]+([.I29]*[.B$5]*[.B$4]*([.J29]-[.K29])/[.B$1]);[.E30])" office:value-type="float" office:value="0.344196111222422" calcext:value-type="float">
            <text:p>0</text:p>
          </table:table-cell>
          <table:table-cell table:formula="of:=[.B$1]-[.I30]" office:value-type="float" office:value="999.655803888778" calcext:value-type="float">
            <text:p>1000</text:p>
          </table:table-cell>
          <table:table-cell table:formula="of:=[.K29]+[.I25]" office:value-type="float" office:value="3336.8662707196" calcext:value-type="float">
            <text:p>33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P0" style:volatile="true">
      <number:number number:decimal-places="0" number:min-decimal-places="0" number:min-integer-digits="1" number:grouping="true"/>
      <number:text>   </number:text>
    </number:number-style>
    <number:number-style style:name="N15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3P0"/>
    </number:number-style>
    <number:number-style style:name="N154P0" style:volatile="true">
      <number:number number:decimal-places="0" number:min-decimal-places="0" number:min-integer-digits="1" number:grouping="true"/>
      <number:text>   </number:text>
    </number:number-style>
    <number:number-style style:name="N15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  <number:text>   </number:text>
    </number:number-style>
    <number:number-style style:name="N15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  </number:text>
    </number:number-style>
    <number:number-style style:name="N15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6P0"/>
    </number:number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8P2" style:volatile="true">
      <number:text> </number:text>
      <number:fill-character> </number:fill-character>
      <number:text>-р.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.00.0000</text:date>, <text:time style:data-style-name="N2" text:time-value="16:04:13.75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8T15:44:54.314000000</meta:creation-date>
    <dc:date>2025-03-28T18:03:27.720000000</dc:date>
    <meta:editing-duration>PT2H1M35S</meta:editing-duration>
    <meta:editing-cycles>5</meta:editing-cycles>
    <meta:generator>LibreOffice/7.6.2.1$Windows_X86_64 LibreOffice_project/56f7684011345957bbf33a7ee678afaf4d2ba333</meta:generator>
    <meta:document-statistic meta:table-count="2" meta:cell-count="269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6cm" svg:y="3.703cm" style:legend-expansion="high" chart:style-name="ch2"/>
        <chart:plot-area chart:style-name="ch3" table:cell-range-address="'Часть 2'.D1:'Часть 2'.E20 'Часть 2'.G1:'Часть 2'.G20 'Часть 2'.I1:'Часть 2'.I20" chart:data-source-has-labels="both" svg:x="0.32cm" svg:y="0.18cm" svg:width="10.92cm" svg:height="8.64cm">
          <chart:coordinate-region svg:x="1.312cm" svg:y="0.379cm" svg:width="9.741cm" svg:height="7.794cm"/>
          <chart:axis chart:dimension="x" chart:name="primary-x" chart:style-name="ch4" chartooo:axis-type="auto">
            <chartooo:date-scale/>
            <chart:categories table:cell-range-address="'Часть 2'.D2:'Часть 2'.D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Часть 2'.E2:'Часть 2'.E20" chart:label-cell-address="'Часть 2'.E1:'Часть 2'.E1" chart:class="chart:line">
            <chart:data-point chart:repeated="19"/>
          </chart:series>
          <chart:series chart:style-name="ch7" chart:values-cell-range-address="'Часть 2'.G2:'Часть 2'.G20" chart:label-cell-address="'Часть 2'.G1:'Часть 2'.G1" chart:class="chart:line">
            <chart:data-point chart:repeated="19"/>
          </chart:series>
          <chart:series chart:style-name="ch8" chart:values-cell-range-address="'Часть 2'.I2:'Часть 2'.I20" chart:label-cell-address="'Часть 2'.I1:'Часть 2'.I1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Б</text:p>
                <draw:g>
                  <svg:desc>'Часть 2'.E1:'Часть 2'.E1</svg:desc>
                </draw:g>
              </table:table-cell>
              <table:table-cell office:value-type="string">
                <text:p>NiБ с карантином</text:p>
                <draw:g>
                  <svg:desc>'Часть 2'.G1:'Часть 2'.G1</svg:desc>
                </draw:g>
              </table:table-cell>
              <table:table-cell office:value-type="string">
                <text:p>NiБ с иммунитетом</text:p>
                <draw:g>
                  <svg:desc>'Часть 2'.I1:'Часть 2'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Часть 2'.D2:'Часть 2'.D20</svg:desc>
                </draw:g>
              </table:table-cell>
              <table:table-cell office:value-type="float" office:value="6">
                <text:p>6</text:p>
                <draw:g>
                  <svg:desc>'Часть 2'.E2:'Часть 2'.E20</svg:desc>
                </draw:g>
              </table:table-cell>
              <table:table-cell office:value-type="float" office:value="6">
                <text:p>6</text:p>
                <draw:g>
                  <svg:desc>'Часть 2'.G2:'Часть 2'.G20</svg:desc>
                </draw:g>
              </table:table-cell>
              <table:table-cell office:value-type="float" office:value="6">
                <text:p>6</text:p>
                <draw:g>
                  <svg:desc>'Часть 2'.I2:'Часть 2'.I2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.982">
                <text:p>8.982</text:p>
              </table:table-cell>
              <table:table-cell office:value-type="float" office:value="8.982">
                <text:p>8.982</text:p>
              </table:table-cell>
              <table:table-cell office:value-type="float" office:value="8.982">
                <text:p>8.98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.432661838">
                <text:p>13.432661838</text:p>
              </table:table-cell>
              <table:table-cell office:value-type="float" office:value="13.432661838">
                <text:p>13.432661838</text:p>
              </table:table-cell>
              <table:table-cell office:value-type="float" office:value="13.432661838">
                <text:p>13.43266183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.058774554973">
                <text:p>20.058774554973</text:p>
              </table:table-cell>
              <table:table-cell office:value-type="float" office:value="20.058774554973">
                <text:p>20.058774554973</text:p>
              </table:table-cell>
              <table:table-cell office:value-type="float" office:value="20.058774554973">
                <text:p>20.05877455497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9.8869846141358">
                <text:p>29.8869846141358</text:p>
              </table:table-cell>
              <table:table-cell office:value-type="float" office:value="29.8869846141358">
                <text:p>29.8869846141358</text:p>
              </table:table-cell>
              <table:table-cell office:value-type="float" office:value="29.8869846141358">
                <text:p>29.88698461413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4.383860996541">
                <text:p>44.383860996541</text:p>
              </table:table-cell>
              <table:table-cell office:value-type="float" office:value="44.383860996541">
                <text:p>44.383860996541</text:p>
              </table:table-cell>
              <table:table-cell office:value-type="float" office:value="44.383860996541">
                <text:p>44.3838609965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5.5908279363313">
                <text:p>65.5908279363313</text:p>
              </table:table-cell>
              <table:table-cell office:value-type="float" office:value="57.1080411604152">
                <text:p>57.1080411604152</text:p>
              </table:table-cell>
              <table:table-cell office:value-type="float" office:value="57.0281502106214">
                <text:p>57.028150210621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6.2351635498103">
                <text:p>96.2351635498103</text:p>
              </table:table-cell>
              <table:table-cell office:value-type="float" office:value="73.2620549989858">
                <text:p>73.2620549989858</text:p>
              </table:table-cell>
              <table:table-cell office:value-type="float" office:value="72.9046135749376">
                <text:p>72.90461357493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9.722141972986">
                <text:p>139.722141972986</text:p>
              </table:table-cell>
              <table:table-cell office:value-type="float" office:value="93.6304728878792">
                <text:p>93.6304728878792</text:p>
              </table:table-cell>
              <table:table-cell office:value-type="float" office:value="92.560004860917">
                <text:p>92.5600048609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99.822074480719">
                <text:p>199.822074480719</text:p>
              </table:table-cell>
              <table:table-cell office:value-type="float" office:value="119.089615118281">
                <text:p>119.089615118281</text:p>
              </table:table-cell>
              <table:table-cell office:value-type="float" office:value="116.411789516789">
                <text:p>116.41178951678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9.76868099619">
                <text:p>279.76868099619</text:p>
              </table:table-cell>
              <table:table-cell office:value-type="float" office:value="150.561798725059">
                <text:p>150.561798725059</text:p>
              </table:table-cell>
              <table:table-cell office:value-type="float" office:value="144.533191899257">
                <text:p>144.5331918992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80.517764061111">
                <text:p>380.517764061111</text:p>
              </table:table-cell>
              <table:table-cell office:value-type="float" office:value="188.929681771979">
                <text:p>188.929681771979</text:p>
              </table:table-cell>
              <table:table-cell office:value-type="float" office:value="176.304009541247">
                <text:p>176.30400954124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98.379761708633">
                <text:p>498.379761708633</text:p>
              </table:table-cell>
              <table:table-cell office:value-type="float" office:value="234.900258907234">
                <text:p>234.900258907234</text:p>
              </table:table-cell>
              <table:table-cell office:value-type="float" office:value="210.361901088217">
                <text:p>210.36190108821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23.378449122572">
                <text:p>623.378449122572</text:p>
              </table:table-cell>
              <table:table-cell office:value-type="float" office:value="288.816897088999">
                <text:p>288.816897088999</text:p>
              </table:table-cell>
              <table:table-cell office:value-type="float" office:value="244.248745471776">
                <text:p>244.24874547177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40.767328268627">
                <text:p>740.767328268627</text:p>
              </table:table-cell>
              <table:table-cell office:value-type="float" office:value="350.437406202463">
                <text:p>350.437406202463</text:p>
              </table:table-cell>
              <table:table-cell office:value-type="float" office:value="274.329019260447">
                <text:p>274.32901926044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36.782875087821">
                <text:p>836.782875087821</text:p>
              </table:table-cell>
              <table:table-cell office:value-type="float" office:value="418.726715363429">
                <text:p>418.726715363429</text:p>
              </table:table-cell>
              <table:table-cell office:value-type="float" office:value="296.057699726348">
                <text:p>296.0576997263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05.071522611611">
                <text:p>905.071522611611</text:p>
              </table:table-cell>
              <table:table-cell office:value-type="float" office:value="491.745111324744">
                <text:p>491.745111324744</text:p>
              </table:table-cell>
              <table:table-cell office:value-type="float" office:value="304.740503765389">
                <text:p>304.74050376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48.030053396167">
                <text:p>948.030053396167</text:p>
              </table:table-cell>
              <table:table-cell office:value-type="float" office:value="566.724668368632">
                <text:p>566.724668368632</text:p>
              </table:table-cell>
              <table:table-cell office:value-type="float" office:value="296.766065351802">
                <text:p>296.7660653518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72.664589023081">
                <text:p>972.664589023081</text:p>
              </table:table-cell>
              <table:table-cell office:value-type="float" office:value="640.389013957961">
                <text:p>640.389013957961</text:p>
              </table:table-cell>
              <table:table-cell office:value-type="float" office:value="270.981782460101">
                <text:p>270.981782460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